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4b24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3461c4" style:font-size-asian="12pt" style:font-size-complex="12pt"/>
    </style:style>
    <style:style style:name="P13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6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3461c4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text-properties officeooo:paragraph-rsid="00116df3"/>
    </style:style>
    <style:style style:name="P18" style:family="paragraph" style:parent-style-name="Standard" style:list-style-name="L10">
      <style:text-properties officeooo:paragraph-rsid="00208b64"/>
    </style:style>
    <style:style style:name="P19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3b25c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4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5" style:family="text">
      <style:text-properties style:text-line-through-style="none" style:text-line-through-type="none" style:font-name="DejaVu Sans Condensed" fo:font-size="12pt" officeooo:rsid="0033b25c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1d1918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1b913" style:font-size-asian="12pt" style:font-weight-asian="bold" style:font-size-complex="12pt" style:font-weight-complex="bold"/>
    </style:style>
    <style:style style:name="T26" style:family="text">
      <style:text-properties officeooo:rsid="002a4b54"/>
    </style:style>
    <style:style style:name="T27" style:family="text">
      <style:text-properties officeooo:rsid="0033b25c"/>
    </style:style>
    <style:style style:name="T28" style:family="text">
      <style:text-properties officeooo:rsid="0033008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7">1</text:span><text:span text:style-name="T18">0</text:span><text:span text:style-name="T25">6</text:span><text:span text:style-name="T19"> - </text:span><text:span text:style-name="T20">Controls - </text:span><text:span text:style-name="T23">Gunner</text:span><text:span text:style-name="T24"> - </text:span><text:span text:style-name="T21">Throttle </text:span><text:span text:style-name="T22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2217586506" text:style-name="L1">
        <text:list-item>
          <text:p text:style-name="P5">Turn: --</text:p>
        </text:list-item>
      </text:list>
      <text:p text:style-name="P1">Flaps lever</text:p>
      <text:list xml:id="list495000527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1810622977" text:style-name="L3">
        <text:list-item>
          <text:p text:style-name="P6">F: --</text:p>
        </text:list-item>
      </text:list>
      <text:p text:style-name="P1">T2 switch</text:p>
      <text:list xml:id="list2482026645" text:style-name="L4">
        <text:list-item>
          <text:p text:style-name="P7">F: --</text:p>
        </text:list-item>
      </text:list>
      <text:p text:style-name="P1">T3 switch</text:p>
      <text:list xml:id="list3213334052" text:style-name="L5">
        <text:list-item>
          <text:p text:style-name="P9">F: --</text:p>
        </text:list-item>
      </text:list>
      <text:p text:style-name="P1">T4 switch</text:p>
      <text:list xml:id="list82229187" text:style-name="L6">
        <text:list-item>
          <text:p text:style-name="P10">F: --</text:p>
        </text:list-item>
      </text:list>
      <text:p text:style-name="P1">Lighted Buttons</text:p>
      <text:list xml:id="list2860679303" text:style-name="L7">
        <text:list-item>
          <text:p text:style-name="P12"><text:span text:style-name="T1">B1</text:span><text:span text:style-name="T2">: </text:span><text:span text:style-name="T8">--</text:span><text:span text:style-name="T9"><text:tab/><text:tab/><text:tab/></text:span><text:span text:style-name="T10">B</text:span><text:span text:style-name="T9">2</text:span><text:span text:style-name="T10">: </text:span><text:bookmark text:name="docs-internal-guid-76cb0f28-7fff-4e99-7e69-7c07eda6889b"/><text:span text:style-name="T9">Master Arm ARM<text:tab/><text:tab/><text:tab/></text:span><text:span text:style-name="T10">B</text:span><text:span text:style-name="T9">3</text:span><text:span text:style-name="T10">: --</text:span></text:p>
        </text:list-item>
        <text:list-item>
          <text:p text:style-name="P16"><text:span text:style-name="T2">B</text:span><text:span text:style-name="T28">4</text:span><text:span text:style-name="T2">: --</text:span><text:span text:style-name="T28"><text:tab/><text:tab/><text:tab/></text:span><text:span text:style-name="T2">B</text:span><text:span text:style-name="T28">5</text:span><text:span text:style-name="T2">: </text:span><text:span text:style-name="T28">Master Arm SAFE<text:tab/><text:tab/><text:tab/></text:span><text:span text:style-name="T2">B6: --</text:span></text:p>
        </text:list-item>
      </text:list>
      <text:p text:style-name="P1">T5 switch</text:p>
      <text:list xml:id="list738546479" text:style-name="L8">
        <text:list-item>
          <text:p text:style-name="P17"><text:span text:style-name="T11">U/</text:span><text:span text:style-name="T12">D</text:span><text:span text:style-name="T11">: </text:span><text:span text:style-name="T12">--</text:span></text:p>
        </text:list-item>
      </text:list>
      <text:p text:style-name="P1">T6 switch</text:p>
      <text:list xml:id="list390843709" text:style-name="L9">
        <text:list-item>
          <text:p text:style-name="P13"><text:span text:style-name="T2">U/</text:span><text:span text:style-name="T26">D</text:span><text:span text:style-name="T2">:</text:span><text:bookmark text:name="docs-internal-guid-5c1c3bc9-7fff-d0bf-0d8d-375cd9dc0784"/><text:span text:style-name="T2"> --</text:span></text:p>
        </text:list-item>
      </text:list>
      <text:p text:style-name="P1">T7 switch</text:p>
      <text:list xml:id="list990284673" text:style-name="L10">
        <text:list-item>
          <text:p text:style-name="P18"><text:span text:style-name="T5">U: </text:span><text:span text:style-name="T6">Open/Close </text:span><text:span text:style-name="T7">CPG</text:span><text:span text:style-name="T6"> Canopy (toggle)</text:span></text:p>
        </text:list-item>
      </text:list>
      <text:p text:style-name="P1">E1 dial -- <text:span text:style-name="T1">Kneeboard</text:span></text:p>
      <text:list xml:id="list2049479670" text:style-name="L11">
        <text:list-item>
          <text:p text:style-name="P11">P: Kneeboard toggle</text:p>
        </text:list-item>
        <text:list-item>
          <text:p text:style-name="P14"><text:span text:style-name="T4">L/R</text:span><text:span text:style-name="T1">: Flip pages</text:span></text:p>
        </text:list-item>
      </text:list>
      <text:p text:style-name="P1">E2 dial</text:p>
      <text:list xml:id="list2829872222" text:style-name="L12">
        <text:list-item>
          <text:p text:style-name="P19"><text:span text:style-name="T14">P: </text:span><text:span text:style-name="T15">--</text:span></text:p>
        </text:list-item>
        <text:list-item>
          <text:p text:style-name="P19"><text:span text:style-name="T16">L/R</text:span><text:span text:style-name="T14">: </text:span><text:span text:style-name="T15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6T23:26:14.413000000</dc:date>
    <meta:editing-duration>PT5H54M44S</meta:editing-duration>
    <meta:editing-cycles>3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29" meta:word-count="105" meta:character-count="471" meta:non-whitespace-character-count="402"/>
  </office:meta>
</office:document-meta>
</file>